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ansinterligne" style:master-page-name="MP0" style:family="paragraph">
      <style:paragraph-properties fo:break-before="page" fo:text-align="center"/>
      <style:text-properties fo:font-size="15pt" style:font-size-asian="15pt" style:font-size-complex="15pt"/>
    </style:style>
  </office:automatic-styles>
  <office:body>
    <office:text text:use-soft-page-breaks="true">
      <text:p text:style-name="P1">Right to be forgotten<text:s/></text:p>
      <text:p text:style-name="Sansinterligne"/>
      <text:p text:style-name="Sansinterligne">La règle du droit à l‘oubli entraine l’explosion des demandes dans les entreprises de relations publiques qui font payer les clients afin d’effacer leurs informations personnelles gênante.</text:p>
      <text:p text:style-name="Sansinterligne">Des chargés de campagne pour la liberté d’expression demandent à Google de ne pas céder à la censure en Grande-Bretagne.</text:p>
      <text:p text:style-name="Sansinterligne">Tout cela provient du hacking de photos des personnalités, l’entreprise Igniyte basée à Linns se vante de pouvoir accéder aux retraits de résultats de recherches négatives sur Google.</text:p>
      <text:p text:style-name="Sansinterligne">Cette activité a pris de l’essor depuis la décision de justice controversée de l’Union Européenne en Mai.</text:p>
      <text:p text:style-name="Sansinterligne">Les entreprises du Web et Google en particulier ont été submergées par le nombre de demandes du droit à l’oubli.</text:p>
      <text:p text:style-name="Sansinterligne">Jo Glanville, la directrice de campagne de la liberté d’expression assure que la Grande-Bretagne subit une modification culturelle inquiétante qui fait apparaitre la censure comme un acte de respect de l’intérêt public. Le directeur d’Igniyte a souligné que beaucoup de demandes étaient irréalistes car la définition de l’intérêt public demeure<text:s/>floue.<text:s/>Parfois, la négociation des contenues publiés ressemble à du chantage. Toutefois, dans 9 cas sur 10, le directeur d’Igniyte affirme que sa société n’accède pas à la demande, tout au plus, le retire<text:s/>de la<text:s/>première page de recherche de Googl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nis Houdier</meta:initial-creator>
    <dc:creator>Yanis Houdier</dc:creator>
    <meta:creation-date>2020-09-08T08:25:00Z</meta:creation-date>
    <dc:date>2020-09-08T08:38:00Z</dc:date>
    <meta:template xlink:href="Normal" xlink:type="simple"/>
    <meta:editing-cycles>2</meta:editing-cycles>
    <meta:editing-duration>PT780S</meta:editing-duration>
    <meta:document-statistic meta:page-count="1" meta:paragraph-count="2" meta:word-count="204" meta:character-count="1328" meta:row-count="9" meta:non-whitespace-character-count="1126"/>
  </office:meta>
</office:document-meta>
</file>